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05E0000005E229C82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5c8526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ffffff" draw:fill-hatch-name="Black_20_0_20_Degrees" draw:fill-image-name="Empty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bitmap" draw:fill-hatch-name="Black_20_0_20_Degrees" draw:fill-image-name="Metal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2.5cm" svg:height="14cm" svg:x="3.5cm" svg:y="2cm">
          <text:p/>
        </draw:rect>
        <draw:rect draw:style-name="gr2" draw:text-style-name="P1" draw:layer="layout" svg:width="22.5cm" svg:height="2.5cm" svg:x="3.5cm" svg:y="16cm">
          <text:p/>
        </draw:rect>
        <draw:rect draw:style-name="gr3" draw:text-style-name="P1" draw:layer="layout" svg:width="5.5cm" svg:height="5cm" svg:x="12.5cm" svg:y="6cm">
          <text:p/>
        </draw:rect>
        <draw:g>
          <draw:custom-shape draw:style-name="gr4" draw:text-style-name="P1" draw:layer="layout" svg:width="1.415cm" svg:height="1.988cm" svg:x="14cm" svg:y="7.66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07cm" svg:height="1.326cm" svg:x="14.378cm" svg:y="8.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415cm" svg:height="1.99cm" svg:x="14.708cm" svg:y="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08cm" svg:height="1.326cm" svg:x="15.085cm" svg:y="7.3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415cm" svg:height="2cm" svg:x="15.085cm" svg:y="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07cm" svg:height="1.332cm" svg:x="15.463cm" svg:y="8.3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6" draw:text-style-name="P1" draw:layer="layout" svg:width="1cm" svg:height="1.5cm" svg:x="7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6cm" svg:height="2cm" svg:x="6.5cm" svg:y="2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7.4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7.9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8.3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8.6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8.9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9.2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9.5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9.8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10.1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10.4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cm" svg:height="1.5cm" svg:x="10.9cm" svg:y="22.7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1.583cm" svg:height="2.25cm" svg:x="10.292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9.5cm" svg:height="3cm" svg:x="9.5cm" svg:y="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0.92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1.717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2.3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2.82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3.3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3.77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4.2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4.72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5.2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5.675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svg:x="16.467cm" svg:y="2.8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1.583cm" svg:height="2.25cm" draw:transform="rotate (-1.57079632679579) translate (7.146cm 5.29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9.5cm" svg:height="3cm" draw:transform="rotate (-1.57079632679579) translate (7.5cm 4.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5.9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6.7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7.3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7.8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8.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8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9.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9.7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10.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10.6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7.146cm 11.46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6" draw:text-style-name="P1" draw:layer="layout" svg:width="1.583cm" svg:height="2.25cm" draw:transform="rotate (-1.57079632679579) translate (24.646cm 5.29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" draw:layer="layout" svg:width="9.5cm" svg:height="3cm" draw:transform="rotate (-1.57079632679579) translate (25cm 4.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5.9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6.7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7.3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7.8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8.3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8.7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9.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9.72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10.2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10.675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" draw:layer="layout" svg:width="1.583cm" svg:height="2.25cm" draw:transform="rotate (-1.57079632679579) translate (24.646cm 11.46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" draw:layer="layout" svg:width="9.5cm" svg:height="3cm" svg:x="10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83cm" svg:height="2.25cm" svg:x="19.917cm" svg:y="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83cm" svg:height="2.25cm" svg:x="7.561cm" svg:y="2.575cm">
          <text:p/>
          <draw:enhanced-geometry svg:viewBox="0 0 21600 21600" draw:path-stretchpoint-x="10800" draw:path-stretchpoint-y="10800" draw:text-areas="?f3 ?f4 ?f5 ?f6" draw:type="round-rectangle" draw:modifiers="5113.636363636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83cm" svg:height="2.25cm" svg:x="7.7cm" svg:y="2.7cm">
          <text:p/>
          <draw:enhanced-geometry svg:viewBox="0 0 21600 21600" draw:path-stretchpoint-x="10800" draw:path-stretchpoint-y="10800" draw:text-areas="?f3 ?f4 ?f5 ?f6" draw:type="round-rectangle" draw:modifiers="5113.636363636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83cm" svg:height="2.25cm" svg:x="20.018cm" svg:y="13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1.5cm" svg:height="2cm" svg:x="11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1.4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1.6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2.0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2.2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2.6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2.8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3.2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3.4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3.8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4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4.4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4.6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5.0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5.2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5.6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5.8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6.2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6.4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6.8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4" draw:text-style-name="P1" draw:layer="layout" svg:width="1.5cm" svg:height="2cm" svg:x="17cm" svg:y="12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75cm" svg:height="1.334cm" svg:x="17.401cm" svg:y="12.84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8" draw:text-style-name="P2" draw:layer="layout" svg:width="2.5cm" svg:height="0.657cm" svg:x="10.2cm" svg:y="11.643cm">
          <draw:text-box>
            <text:p><text:span text:style-name="T1">* Spieler 1</text:span></text:p>
          </draw:text-box>
        </draw:frame>
        <draw:frame draw:style-name="gr8" draw:text-style-name="P2" draw:layer="layout" svg:width="2.5cm" svg:height="0.657cm" svg:x="16cm" svg:y="5.143cm">
          <draw:text-box>
            <text:p><text:span text:style-name="T1">Spieler 3</text:span></text:p>
          </draw:text-box>
        </draw:frame>
        <draw:frame draw:style-name="gr8" draw:text-style-name="P2" draw:layer="layout" svg:width="2.5cm" svg:height="0.657cm" svg:x="4.5cm" svg:y="4.143cm">
          <draw:text-box>
            <text:p><text:span text:style-name="T1">Spieler 2</text:span></text:p>
          </draw:text-box>
        </draw:frame>
        <draw:frame draw:style-name="gr8" draw:text-style-name="P2" draw:layer="layout" svg:width="2.5cm" svg:height="0.657cm" svg:x="22.5cm" svg:y="13.7cm">
          <draw:text-box>
            <text:p><text:span text:style-name="T1">Spieler 4</text:span></text:p>
          </draw:text-box>
        </draw:frame>
        <draw:custom-shape draw:style-name="gr9" draw:text-style-name="P3" draw:layer="layout" svg:width="2cm" svg:height="1.5cm" svg:x="23.5cm" svg:y="16.5cm">
          <text:p text:style-name="P1"><text:span text:style-name="T2">Spielstan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0" draw:text-style-name="P1" draw:layer="layout" svg:width="3cm" svg:height="1cm" svg:x="4cm" svg:y="16.5cm">
          <text:p text:style-name="P1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3cm" svg:height="1cm" svg:x="7.5cm" svg:y="16.5cm">
          <text:p text:style-name="P1">Butt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Metal" xlink:href="Pictures/100000000000005E0000005E229C822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8-04T11:32:22.46</meta:creation-date>
    <dc:date>2008-08-04T12:06:32.98</dc:date>
    <meta:editing-duration>PT00H08M11S</meta:editing-duration>
    <meta:editing-cycles>2</meta:editing-cycles>
    <meta:generator>OpenOffice.org/3.0_Beta$Win32 OpenOffice.org_project/300m3$Build-9328</meta:generator>
    <meta:document-statistic meta:object-count="113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